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fe9" officeooo:paragraph-rsid="001b0fe9"/>
    </style:style>
    <style:style style:name="P2" style:family="paragraph" style:parent-style-name="Standard">
      <style:text-properties officeooo:paragraph-rsid="001b0fe9"/>
    </style:style>
    <style:style style:name="T1" style:family="text">
      <style:text-properties officeooo:rsid="001b0fe9"/>
    </style:style>
    <style:style style:name="T2" style:family="text">
      <style:text-properties fo:font-weight="bold" officeooo:rsid="001b0fe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200</text:span><text:span text:style-name="T1"> : </text:span>OK .Respuesta estándar para peticiones correctas.</text:p>
      <text:p text:style-name="P2"/>
      <text:p text:style-name="P2"><text:span text:style-name="T2">404</text:span><text:span text:style-name="T1">: </text:span><text:bookmark text:name="4xx_Errores_del_cliente"/>Errores del cliente, <text:span text:style-name="T1">el cliente comete un error en la peticion al servidor.En este caso el 404 Not Found, </text:span>Recurso no encontrado. Se utiliza cuando el servidor web no encuentra la página o recurso solicitado.</text:p>
      <text:p text:style-name="P2"/>
      <text:p text:style-name="P2"><text:span text:style-name="T2">405</text:span><text:span text:style-name="T1">:</text:span>Method Not Allowed,Una petición fue hecha a una URI utilizando un método de solicitud no soportado por dicha URI; por ejemplo, cuando se utiliza GET en un formulario que requiere que los datos sean presentados vía POST, o utilizando PUT en un recurso de solo lectura.</text:p>
      <text:p text:style-name="P2"/>
      <text:p text:style-name="P2"><text:span text:style-name="T2">5xx</text:span><text:span text:style-name="T1">:</text:span><text:bookmark text:name="5xx_Errores_de_servidor"/>Errores de servidor,Los códigos de respuesta que comienzan con el dígito "5" indican casos en los cuales el servidor tiene registrado aún antes de servir la solicitud, que está errado o es incapaz de ejecutar la petición.</text:p>
      <text:p text:style-name="P2"><text:span text:style-name="T1">Ej:500:</text:span>Internal Server Error.<text:span text:style-name="T1">E</text:span>s un código comúnmente emitido por aplicaciones empotradas en servidores web, mismas que generan contenido dinámicamente, por ejemplo aplicaciones montadas en IIS o Tomcat, cuando se encuentran con situaciones de error ajenas a la naturaleza del servidor web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9:09:04.437757362</meta:creation-date>
    <dc:date>2018-10-14T19:14:25.615633544</dc:date>
    <meta:editing-duration>PT5M21S</meta:editing-duration>
    <meta:editing-cycles>1</meta:editing-cycles>
    <meta:document-statistic meta:table-count="0" meta:image-count="0" meta:object-count="0" meta:page-count="1" meta:paragraph-count="5" meta:word-count="167" meta:character-count="1052" meta:non-whitespace-character-count="890"/>
    <meta:generator>LibreOffice/6.0.6.2$Linux_X86_64 LibreOffice_project/00m0$Build-2</meta:generator>
  </office:meta>
</office:document-meta>
</file>